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weight="bold" officeooo:rsid="0015895c" officeooo:paragraph-rsid="0015895c" style:font-weight-asian="bold" style:font-weight-complex="bold"/>
    </style:style>
    <style:style style:name="P2" style:family="paragraph" style:parent-style-name="Standard">
      <style:text-properties style:font-name="Liberation Serif" fo:font-weight="normal" style:font-weight-asian="normal" style:font-weight-complex="normal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>
      <style:text-properties officeooo:paragraph-rsid="0015895c"/>
    </style:style>
    <style:style style:name="T1" style:family="text">
      <style:text-properties officeooo:rsid="0015895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895c" style:font-weight-asian="bold" style:font-weight-complex="bold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weight="bold" style:font-weight-asian="bold" style:font-weight-complex="bold"/>
    </style:style>
    <style:style style:name="T6" style:family="text">
      <style:text-properties style:font-name="Liberation Serif" fo:font-weight="bold" officeooo:rsid="0015895c" style:font-weight-asian="bold" style:font-weight-complex="bold"/>
    </style:style>
    <style:style style:name="T7" style:family="text">
      <style:text-properties style:font-name="Liberation Serif" officeooo:rsid="0015895c"/>
    </style:style>
    <style:style style:name="T8" style:family="text">
      <style:text-properties style:font-name="Liberation Serif" fo:font-weight="normal" style:font-weight-asian="normal" style:font-weight-complex="normal"/>
    </style:style>
    <style:style style:name="T9" style:family="text">
      <style:text-properties style:font-name="Liberation Serif" fo:font-weight="normal" officeooo:rsid="0015895c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6">Biblioteca ctype.h</text:span></text:span></text:p>
      <text:p text:style-name="Text_20_body"><text:span text:style-name="Strong_20_Emphasis"><text:span text:style-name="T5">Testes de Caracteres:</text:span></text:span></text:p>
      <text:p text:style-name="P3"><text:span text:style-name="Source_20_Text"><text:span text:style-name="T5">isalnum(c)</text:span></text:span><text:span text:style-name="T5">:</text:span><text:span text:style-name="T8"> Retorna verdadeiro se o caractere é alfanumérico (letra ou número).</text:span></text:p>
      <text:p text:style-name="P3"><text:span text:style-name="Source_20_Text"><text:span text:style-name="T5">isalpha(c)</text:span></text:span><text:span text:style-name="T5">: </text:span><text:span text:style-name="T8">Retorna verdadeiro se o caractere é uma letra.</text:span></text:p>
      <text:p text:style-name="P3"><text:span text:style-name="Source_20_Text"><text:span text:style-name="T5">isdigit(c)</text:span></text:span><text:span text:style-name="T5">: </text:span><text:span text:style-name="T8">Retorna verdadeiro se o caractere é um dígito numérico.</text:span></text:p>
      <text:p text:style-name="P3"><text:span text:style-name="Source_20_Text"><text:span text:style-name="T5">islower(c)</text:span></text:span><text:span text:style-name="T5">:</text:span><text:span text:style-name="T8"> Retorna verdadeiro se o caractere é uma letra minúscula.</text:span></text:p>
      <text:p text:style-name="P3"><text:span text:style-name="Source_20_Text"><text:span text:style-name="T5">isupper(c)</text:span></text:span><text:span text:style-name="T5">: </text:span><text:span text:style-name="T8">Retorna verdadeiro se o caractere é uma letra maiúscula.</text:span></text:p>
      <text:p text:style-name="P3"><text:span text:style-name="Source_20_Text"><text:span text:style-name="T5">isspace(c)</text:span></text:span><text:span text:style-name="T5">: </text:span><text:span text:style-name="T8">Retorna verdadeiro se o caractere é um caractere de espaço em branco.</text:span></text:p>
      <text:p text:style-name="P3"><text:span text:style-name="Source_20_Text"><text:span text:style-name="T5">ispunct(c)</text:span></text:span><text:span text:style-name="T5">:</text:span><text:span text:style-name="T8"> Retorna verdadeiro se o caractere é um caractere de pontuação.</text:span></text:p>
      <text:p text:style-name="P3"><text:span text:style-name="Source_20_Text"><text:span text:style-name="T5">isxdigit(c)</text:span></text:span><text:span text:style-name="T5">:</text:span><text:span text:style-name="T8"> Retorna verdadeiro se o caractere é um dígito hexadecimal.</text:span></text:p>
      <text:p text:style-name="P3"><text:span text:style-name="T8"/></text:p>
      <text:p text:style-name="Text_20_body"><text:span text:style-name="Strong_20_Emphasis"><text:span text:style-name="T5">Conversões de Caixa (Case):</text:span></text:span></text:p>
      <text:p text:style-name="P3"><text:span text:style-name="Source_20_Text"><text:span text:style-name="T5">tolower(c)</text:span></text:span><text:span text:style-name="T5">: </text:span><text:span text:style-name="T8">Converte o caractere para minúscula, se possível.</text:span></text:p>
      <text:p text:style-name="Text_20_body"><text:span text:style-name="Source_20_Text"><text:span text:style-name="T5">toupper(c)</text:span></text:span><text:span text:style-name="T5">: </text:span><text:span text:style-name="T8">Converte o caractere para maiúscula, se possível.</text:span></text:p>
      <text:p text:style-name="P2"/>
      <text:p text:style-name="P1">Biblioteca string.h</text:p>
      <text:p text:style-name="Text_20_body"><text:span text:style-name="Strong_20_Emphasis"><text:span text:style-name="T5">Manipulação de Strings:</text:span></text:span></text:p>
      <text:p text:style-name="P3"><text:span text:style-name="Source_20_Text"><text:span text:style-name="T5">strcpy(dest, src)</text:span></text:span><text:span text:style-name="T5">:</text:span><text:span text:style-name="T8"> Copia a string </text:span><text:span text:style-name="Source_20_Text"><text:span text:style-name="T8">src</text:span></text:span><text:span text:style-name="T8"> para </text:span><text:span text:style-name="Source_20_Text"><text:span text:style-name="T8">dest</text:span></text:span><text:span text:style-name="T8">.</text:span></text:p>
      <text:p text:style-name="P3"><text:span text:style-name="Source_20_Text"><text:span text:style-name="T5">strncpy(dest, src, n)</text:span></text:span><text:span text:style-name="T5">: </text:span><text:span text:style-name="T8">Copia no máximo </text:span><text:span text:style-name="Source_20_Text"><text:span text:style-name="T8">n</text:span></text:span><text:span text:style-name="T8"> caracteres da string </text:span><text:span text:style-name="Source_20_Text"><text:span text:style-name="T8">src</text:span></text:span><text:span text:style-name="T8"> para </text:span><text:span text:style-name="Source_20_Text"><text:span text:style-name="T8">dest</text:span></text:span><text:span text:style-name="T8">.</text:span></text:p>
      <text:p text:style-name="P3"><text:span text:style-name="Source_20_Text"><text:span text:style-name="T5">strcat(dest, src)</text:span></text:span><text:span text:style-name="T5">:</text:span><text:span text:style-name="T8"> Concatena a string </text:span><text:span text:style-name="Source_20_Text"><text:span text:style-name="T8">src</text:span></text:span><text:span text:style-name="T8"> a </text:span><text:span text:style-name="Source_20_Text"><text:span text:style-name="T8">dest</text:span></text:span><text:span text:style-name="T8">.</text:span></text:p>
      <text:p text:style-name="P3"><text:span text:style-name="Source_20_Text"><text:span text:style-name="T5">strncat(dest, src, n)</text:span></text:span><text:span text:style-name="T5">:</text:span><text:span text:style-name="T8"> Concatena no máximo </text:span><text:span text:style-name="Source_20_Text"><text:span text:style-name="T8">n</text:span></text:span><text:span text:style-name="T8"> caracteres da string </text:span><text:span text:style-name="Source_20_Text"><text:span text:style-name="T8">src</text:span></text:span><text:span text:style-name="T8"> a </text:span><text:span text:style-name="Source_20_Text"><text:span text:style-name="T8">dest</text:span></text:span><text:span text:style-name="T8">.</text:span></text:p>
      <text:p text:style-name="P3"><text:span text:style-name="Source_20_Text"><text:span text:style-name="T5">strcmp(str1, str2)</text:span></text:span><text:span text:style-name="T5">: </text:span><text:span text:style-name="T8">Compara as strings </text:span><text:span text:style-name="Source_20_Text"><text:span text:style-name="T8">str1</text:span></text:span><text:span text:style-name="T8"> e </text:span><text:span text:style-name="Source_20_Text"><text:span text:style-name="T8">str2</text:span></text:span><text:span text:style-name="T8">.</text:span></text:p>
      <text:p text:style-name="P3"><text:span text:style-name="Source_20_Text"><text:span text:style-name="T5">strncmp(str1, str2, n)</text:span></text:span><text:span text:style-name="T5">: </text:span><text:span text:style-name="T8">Compara no máximo </text:span><text:span text:style-name="Source_20_Text"><text:span text:style-name="T8">n</text:span></text:span><text:span text:style-name="T8"> caracteres de </text:span><text:span text:style-name="Source_20_Text"><text:span text:style-name="T8">str1</text:span></text:span><text:span text:style-name="T8"> e </text:span><text:span text:style-name="Source_20_Text"><text:span text:style-name="T8">str2</text:span></text:span><text:span text:style-name="T8">.</text:span></text:p>
      <text:p text:style-name="P3"><text:span text:style-name="Source_20_Text"><text:span text:style-name="T5">strlen(str)</text:span></text:span><text:span text:style-name="T5">:</text:span><text:span text:style-name="T8"> Retorna o comprimento da string </text:span><text:span text:style-name="Source_20_Text"><text:span text:style-name="T8">str</text:span></text:span><text:span text:style-name="T8">.</text:span></text:p>
      <text:p text:style-name="Text_20_body"><text:span text:style-name="Strong_20_Emphasis"><text:span text:style-name="T8">Busca e Manipulação de Caracteres:</text:span></text:span></text:p>
      <text:p text:style-name="P3"><text:span text:style-name="Source_20_Text"><text:span text:style-name="T5">strchr(str, c)</text:span></text:span><text:span text:style-name="T5">:</text:span><text:span text:style-name="T8"> Retorna um ponteiro para a primeira ocorrência do caractere </text:span><text:span text:style-name="Source_20_Text"><text:span text:style-name="T8">c</text:span></text:span><text:span text:style-name="T8"> em </text:span><text:span text:style-name="Source_20_Text"><text:span text:style-name="T8">str</text:span></text:span><text:span text:style-name="T8">.</text:span></text:p>
      <text:p text:style-name="P3"><text:span text:style-name="Source_20_Text"><text:span text:style-name="T5">strrchr(str, c)</text:span></text:span><text:span text:style-name="T5">:</text:span><text:span text:style-name="T8"> Retorna um ponteiro para a última ocorrência do caractere </text:span><text:span text:style-name="Source_20_Text"><text:span text:style-name="T8">c</text:span></text:span><text:span text:style-name="T8"> em </text:span><text:span text:style-name="Source_20_Text"><text:span text:style-name="T8">str</text:span></text:span><text:span text:style-name="T8">.</text:span></text:p>
      <text:p text:style-name="P3"><text:span text:style-name="Source_20_Text"><text:span text:style-name="T5">strstr(str1, str2)</text:span></text:span><text:span text:style-name="T5">: </text:span><text:span text:style-name="T8">Retorna um ponteiro para a primeira ocorrência de </text:span><text:span text:style-name="Source_20_Text"><text:span text:style-name="T8">str2</text:span></text:span><text:span text:style-name="T8"> em </text:span><text:span text:style-name="Source_20_Text"><text:span text:style-name="T8">str1</text:span></text:span><text:span text:style-name="T8">.</text:span></text:p>
      <text:p text:style-name="P3"><text:span text:style-name="Source_20_Text"><text:span text:style-name="T5">strtok(str, delim)</text:span></text:span><text:span text:style-name="T5">: </text:span><text:span text:style-name="T8">Divide a string </text:span><text:span text:style-name="Source_20_Text"><text:span text:style-name="T8">str</text:span></text:span><text:span text:style-name="T8"> em tokens usando os caracteres de </text:span><text:span text:style-name="Source_20_Text"><text:span text:style-name="T8">delim</text:span></text:span><text:span text:style-name="T8">.</text:span></text:p>
      <text:p text:style-name="Text_20_body"><text:span text:style-name="Strong_20_Emphasis"><text:span text:style-name="T8"/></text:span></text:p>
      <text:p text:style-name="Text_20_body"><text:span text:style-name="Strong_20_Emphasis"><text:span text:style-name="T5">Manipulação de Memória:</text:span></text:span></text:p>
      <text:p text:style-name="P3"><text:span text:style-name="Source_20_Text"><text:span text:style-name="T5">memset(ptr, value, num)</text:span></text:span><text:span text:style-name="T5">:</text:span><text:span text:style-name="T8"> Preenche os próximos </text:span><text:span text:style-name="Source_20_Text"><text:span text:style-name="T8">num</text:span></text:span><text:span text:style-name="T8"> bytes da memória apontada por </text:span><text:span text:style-name="Source_20_Text"><text:span text:style-name="T8">ptr</text:span></text:span><text:span text:style-name="T8"> com o valor </text:span><text:span text:style-name="Source_20_Text"><text:span text:style-name="T8">value</text:span></text:span><text:span text:style-name="T8">.</text:span></text:p>
      <text:p text:style-name="P3"><text:span text:style-name="Source_20_Text"><text:span text:style-name="T5">memcpy(dest, src, num)</text:span></text:span><text:span text:style-name="T5">:</text:span><text:span text:style-name="T8"> Copia os próximos </text:span><text:span text:style-name="Source_20_Text"><text:span text:style-name="T8">num</text:span></text:span><text:span text:style-name="T8"> bytes da área de memória apontada por </text:span><text:span text:style-name="Source_20_Text"><text:span text:style-name="T8">src</text:span></text:span><text:span text:style-name="T8"> para </text:span><text:span text:style-name="Source_20_Text"><text:span text:style-name="T8">dest</text:span></text:span><text:span text:style-name="T8">.</text:span></text:p>
      <text:p text:style-name="Text_20_body"><text:span text:style-name="Source_20_Text"><text:span text:style-name="T5">memmove(dest, src, num)</text:span></text:span><text:span text:style-name="T5">: </text:span><text:span text:style-name="T8">Move os próximos </text:span><text:span text:style-name="Source_20_Text"><text:span text:style-name="T8">num</text:span></text:span><text:span text:style-name="T8"> bytes da área de memória apontada por </text:span><text:span text:style-name="Source_20_Text"><text:span text:style-name="T8">src</text:span></text:span><text:span text:style-name="T8"> para </text:span><text:span text:style-name="Source_20_Text"><text:span text:style-name="T8">dest</text:span></text:span><text:span text:style-name="T8">.</text:span></text:p>
      <text:p text:style-name="P4"><text:span text:style-name="Strong_20_Emphasis"><text:span text:style-name="T6">Biblioteca stdbool.h</text:span></text:span></text:p>
      <text:p text:style-name="P4"><text:span text:style-name="Strong_20_Emphasis"><text:span text:style-name="T5">Valores Booleanos:</text:span></text:span></text:p>
      <text:p text:style-name="P3"><text:span text:style-name="Source_20_Text"><text:span text:style-name="T5">true</text:span></text:span><text:span text:style-name="T5">:</text:span><text:span text:style-name="T8"> Representa o valor verdadeiro.</text:span></text:p>
      <text:p text:style-name="Text_20_body"><text:span text:style-name="Source_20_Text"><text:span text:style-name="T5">false</text:span></text:span><text:span text:style-name="T5">:</text:span><text:span text:style-name="T8"> Representa o valor falso.</text:span></text:p>
      <text:p text:style-name="P4"><text:span text:style-name="Strong_20_Emphasis"><text:span text:style-name="T8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87cm" fo:margin-bottom="0.728cm" fo:margin-left="0.831cm" fo:margin-right="1.99cm" style:writing-mode="lr-tb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16:02:09.431446963</meta:creation-date>
    <dc:date>2023-11-25T16:20:48.254840140</dc:date>
    <meta:editing-duration>PT18M39S</meta:editing-duration>
    <meta:editing-cycles>1</meta:editing-cycles>
    <meta:document-statistic meta:table-count="0" meta:image-count="0" meta:object-count="0" meta:page-count="1" meta:paragraph-count="35" meta:word-count="310" meta:character-count="2009" meta:non-whitespace-character-count="1734"/>
    <meta:generator>LibreOffice/7.6.2.1$Linux_X86_64 LibreOffice_project/60$Build-1</meta:generator>
  </office:meta>
</office:document-meta>
</file>